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style:text-underline-style="solid" style:text-underline-width="auto" style:text-underline-color="font-color" fo:font-weight="bold" officeooo:rsid="001ffd34" officeooo:paragraph-rsid="001ffd34" style:font-weight-asian="bold" style:font-weight-complex="bold"/>
    </style:style>
    <style:style style:name="P2" style:family="paragraph" style:parent-style-name="Preformatted_20_Text">
      <style:text-properties style:font-name="arial" officeooo:rsid="001ffd34" officeooo:paragraph-rsid="001ffd34"/>
    </style:style>
    <style:style style:name="P3" style:family="paragraph" style:parent-style-name="Preformatted_20_Text">
      <style:text-properties style:font-name="arial" officeooo:rsid="002195b4" officeooo:paragraph-rsid="002195b4"/>
    </style:style>
    <style:style style:name="P4" style:family="paragraph" style:parent-style-name="Preformatted_20_Text">
      <style:text-properties style:font-name="arial" officeooo:rsid="0021a034" officeooo:paragraph-rsid="0021a034"/>
    </style:style>
    <style:style style:name="P5" style:family="paragraph" style:parent-style-name="Preformatted_20_Text">
      <style:text-properties style:font-name="arial" officeooo:rsid="00238b24" officeooo:paragraph-rsid="00238b24"/>
    </style:style>
    <style:style style:name="P6" style:family="paragraph" style:parent-style-name="Preformatted_20_Text">
      <style:text-properties style:font-name="arial" officeooo:rsid="002568aa" officeooo:paragraph-rsid="002568aa"/>
    </style:style>
    <style:style style:name="P7" style:family="paragraph" style:parent-style-name="Preformatted_20_Text">
      <style:text-properties style:font-name="arial" style:text-underline-style="none" fo:font-weight="normal" officeooo:rsid="0029c347" officeooo:paragraph-rsid="0029c347" style:font-weight-asian="normal" style:font-weight-complex="normal"/>
    </style:style>
    <style:style style:name="P8" style:family="paragraph" style:parent-style-name="Preformatted_20_Text">
      <style:text-properties style:font-name="arial" style:text-underline-style="none" fo:font-weight="normal" officeooo:rsid="002ba28a" officeooo:paragraph-rsid="002ba28a" style:font-weight-asian="normal" style:font-weight-complex="normal"/>
    </style:style>
    <style:style style:name="P9" style:family="paragraph" style:parent-style-name="Preformatted_20_Text">
      <style:text-properties style:font-name="arial" style:text-underline-style="none" fo:font-weight="normal" officeooo:rsid="002dd5d0" officeooo:paragraph-rsid="002dd5d0" style:font-weight-asian="normal" style:font-weight-complex="normal"/>
    </style:style>
    <style:style style:name="P10" style:family="paragraph" style:parent-style-name="Preformatted_20_Text">
      <style:text-properties style:font-name="arial" style:text-underline-style="none" fo:font-weight="normal" officeooo:rsid="002f25db" officeooo:paragraph-rsid="002f25db" style:font-weight-asian="normal" style:font-weight-complex="normal"/>
    </style:style>
    <style:style style:name="P11" style:family="paragraph" style:parent-style-name="Preformatted_20_Text" style:list-style-name="L1">
      <style:text-properties style:font-name="arial" style:text-underline-style="none" fo:font-weight="normal" officeooo:rsid="002f25db" officeooo:paragraph-rsid="002f25db" style:font-weight-asian="normal" style:font-weight-complex="normal"/>
    </style:style>
    <style:style style:name="P12" style:family="paragraph" style:parent-style-name="Preformatted_20_Text">
      <style:text-properties style:font-name="arial" style:text-underline-style="none" fo:font-weight="normal" officeooo:rsid="003274b7" officeooo:paragraph-rsid="003274b7" style:font-weight-asian="normal" style:font-weight-complex="normal"/>
    </style:style>
    <style:style style:name="P13" style:family="paragraph" style:parent-style-name="Preformatted_20_Text">
      <style:text-properties style:font-name="arial" officeooo:rsid="0033c32f" officeooo:paragraph-rsid="0033c32f"/>
    </style:style>
    <style:style style:name="T1" style:family="text">
      <style:text-properties officeooo:rsid="002195b4"/>
    </style:style>
    <style:style style:name="T2" style:family="text">
      <style:text-properties officeooo:rsid="00238b24"/>
    </style:style>
    <style:style style:name="T3" style:family="text">
      <style:text-properties officeooo:rsid="0029c347"/>
    </style:style>
    <style:style style:name="T4" style:family="text">
      <style:text-properties officeooo:rsid="002beca9"/>
    </style:style>
    <style:style style:name="T5" style:family="text">
      <style:text-properties officeooo:rsid="002f25db"/>
    </style:style>
    <style:style style:name="T6" style:family="text">
      <style:text-properties officeooo:rsid="0033c32f"/>
    </style:style>
    <style:style style:name="T7" style:family="text">
      <style:text-properties officeooo:rsid="0034a06c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<text:span text:style-name="T1">Comment le système choisit ses opérateurs ?</text:span></text:p>
      <text:p text:style-name="P2"/>
      <text:p text:style-name="P3">En fonction d’un contexte spécifique : la présence d’index,la mémoire disponible, la taille des tables.</text:p>
      <text:p text:style-name="P4">Mais aussi à partir de la traduction du SQL en algèbre relationnel et à partir de cet algèbre en plan d’exécution.</text:p>
      <text:p text:style-name="P4">Donc énormément de combinaison sont possible.</text:p>
      <text:p text:style-name="P4"/>
      <text:p text:style-name="P4"/>
      <text:p text:style-name="P1">2) <text:span text:style-name="T2">Qu’es ce qu’un bloc ?</text:span></text:p>
      <text:p text:style-name="P1"/>
      <text:p text:style-name="P5">Un bloc est une requête select-from-where sans imbrication.</text:p>
      <text:p text:style-name="P6">Les requêtes SQL ayant des imbrications sont décomposée en une collection de blocs.</text:p>
      <text:p text:style-name="P5"/>
      <text:p text:style-name="P1">3) <text:span text:style-name="T3">Qu’es ce que le PEL et comment l’optimiser ?</text:span></text:p>
      <text:p text:style-name="P7">Le PEL est le plan d’éxécution logique, c’est une suite d’opération de l’algèbre relationnel.</text:p>
      <text:p text:style-name="P7">Une façon classique de l’optimiser et de faire les selections et projections le <text:span text:style-name="T7">plus</text:span> bas possible (autrement dit le plus tôt) avant les jointures par exemple.</text:p>
      <text:p text:style-name="P7">L’aglorithme de jointure a de ce fait moins de données à manipuler et est donc + rapide.</text:p>
      <text:p text:style-name="P8">Une fois ces opitmisations faite le PEL est transformé en Plan d’exécution physique</text:p>
      <text:p text:style-name="P8"/>
      <text:p text:style-name="P1">4)<text:span text:style-name="T4">Qu’es ce que le plan d’exécution physique PEP ?</text:span></text:p>
      <text:p text:style-name="P9">C’est un arbre d’opérateur issus d’un ‘catalogue’ propre à chaque SGBD <text:span text:style-name="T5">ex :</text:span></text:p>
      <text:p text:style-name="P10">FullScan, IndexScan, DirectAccess, Filter, Project, Sort…)</text:p>
      <text:p text:style-name="P10">Le choix d’un opérateur dépend de : </text:p>
      <text:list xml:id="list3956119860" text:style-name="L1">
        <text:list-item>
          <text:p text:style-name="P11">chemin d’accés</text:p>
        </text:list-item>
        <text:list-item>
          <text:p text:style-name="P11"><text:s/>statistique</text:p>
        </text:list-item>
        <text:list-item>
          <text:p text:style-name="P11"><text:s/>nombre de bloc en mémoire central</text:p>
        </text:list-item>
        <text:list-item>
          <text:p text:style-name="P11"><text:s/>…</text:p>
        </text:list-item>
      </text:list>
      <text:p text:style-name="P12">L’optimiseur cherche a créer un plan d’un arbre en profondeur à gauche (« left-deep tree ») </text:p>
      <text:p text:style-name="P12"/>
      <text:p text:style-name="P1">5)<text:span text:style-name="T6">Comment voit on le plan d’exécution sur Orcale ?</text:span></text:p>
      <text:p text:style-name="P13">On précédnet la requête de « explain plan set statement_id= ‘...’ for »</text:p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3T17:19:47.197484102</dc:date>
    <meta:editing-duration>PT1H13M24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244" meta:character-count="1440" meta:non-whitespace-character-count="1218"/>
  </office:meta>
</office:document-meta>
</file>